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sineWave_8192(16bit)" table:style-name="ta1">
        <table:shapes>
          <draw:frame draw:z-index="0" draw:style-name="gr1" draw:text-style-name="P1" svg:width="1995.05pt" svg:height="255.09pt" svg:x="68.94pt" svg:y="5788.43pt">
            <loext:p draw:notify-on-update-of-ranges="'Test_sineWave_8192(16bit)'.A1:'Test_sineWave_8192(16bit)'.A503 'Test_sineWave_8192(16bit)'.B1:'Test_sineWave_8192(16bit)'.B5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3844" calcext:value-type="float">
            <text:p>6384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3840" calcext:value-type="float">
            <text:p>6384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3837" calcext:value-type="float">
            <text:p>6383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3831" calcext:value-type="float">
            <text:p>6383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3820" calcext:value-type="float">
            <text:p>6382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3803" calcext:value-type="float">
            <text:p>6380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3779" calcext:value-type="float">
            <text:p>6377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3751" calcext:value-type="float">
            <text:p>6375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3711" calcext:value-type="float">
            <text:p>63711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3668" calcext:value-type="float">
            <text:p>6366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3665" calcext:value-type="float">
            <text:p>6366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3711" calcext:value-type="float">
            <text:p>6371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3778" calcext:value-type="float">
            <text:p>6377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3841" calcext:value-type="float">
            <text:p>6384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3923" calcext:value-type="float">
            <text:p>6392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3950" calcext:value-type="float">
            <text:p>6395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3963" calcext:value-type="float">
            <text:p>6396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3971" calcext:value-type="float">
            <text:p>6397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3963" calcext:value-type="float">
            <text:p>6396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3947" calcext:value-type="float">
            <text:p>6394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3889" calcext:value-type="float">
            <text:p>6388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3803" calcext:value-type="float">
            <text:p>6380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3837" calcext:value-type="float">
            <text:p>638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3896" calcext:value-type="float">
            <text:p>6389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3882" calcext:value-type="float">
            <text:p>6388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3906" calcext:value-type="float">
            <text:p>6390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3901" calcext:value-type="float">
            <text:p>6390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3896" calcext:value-type="float">
            <text:p>6389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3884" calcext:value-type="float">
            <text:p>63884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3882" calcext:value-type="float">
            <text:p>6388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3877" calcext:value-type="float">
            <text:p>6387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3846" calcext:value-type="float">
            <text:p>63846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3847" calcext:value-type="float">
            <text:p>6384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63848" calcext:value-type="float">
            <text:p>63848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63782" calcext:value-type="float">
            <text:p>63782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63678" calcext:value-type="float">
            <text:p>63678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63597" calcext:value-type="float">
            <text:p>6359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63580" calcext:value-type="float">
            <text:p>63580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63617" calcext:value-type="float">
            <text:p>63617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63682" calcext:value-type="float">
            <text:p>63682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63748" calcext:value-type="float">
            <text:p>63748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63799" calcext:value-type="float">
            <text:p>63799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63826" calcext:value-type="float">
            <text:p>63826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63817" calcext:value-type="float">
            <text:p>63817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63759" calcext:value-type="float">
            <text:p>63759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3805" calcext:value-type="float">
            <text:p>63805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63888" calcext:value-type="float">
            <text:p>6388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63898" calcext:value-type="float">
            <text:p>63898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63909" calcext:value-type="float">
            <text:p>63909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63929" calcext:value-type="float">
            <text:p>6392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63943" calcext:value-type="float">
            <text:p>63943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63949" calcext:value-type="float">
            <text:p>63949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63954" calcext:value-type="float">
            <text:p>6395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63953" calcext:value-type="float">
            <text:p>63953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63946" calcext:value-type="float">
            <text:p>63946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63939" calcext:value-type="float">
            <text:p>63939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63934" calcext:value-type="float">
            <text:p>63934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63922" calcext:value-type="float">
            <text:p>63922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63917" calcext:value-type="float">
            <text:p>63917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63913" calcext:value-type="float">
            <text:p>63913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63910" calcext:value-type="float">
            <text:p>63910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63908" calcext:value-type="float">
            <text:p>63908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63904" calcext:value-type="float">
            <text:p>63904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63900" calcext:value-type="float">
            <text:p>6390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63898" calcext:value-type="float">
            <text:p>6389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63897" calcext:value-type="float">
            <text:p>63897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63895" calcext:value-type="float">
            <text:p>63895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63886" calcext:value-type="float">
            <text:p>6388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63870" calcext:value-type="float">
            <text:p>6387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63857" calcext:value-type="float">
            <text:p>63857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63883" calcext:value-type="float">
            <text:p>63883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63815" calcext:value-type="float">
            <text:p>6381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63725" calcext:value-type="float">
            <text:p>63725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63604" calcext:value-type="float">
            <text:p>63604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63495" calcext:value-type="float">
            <text:p>63495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63460" calcext:value-type="float">
            <text:p>6346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63524" calcext:value-type="float">
            <text:p>63524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63641" calcext:value-type="float">
            <text:p>6364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63760" calcext:value-type="float">
            <text:p>63760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63930" calcext:value-type="float">
            <text:p>63930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63977" calcext:value-type="float">
            <text:p>63977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63979" calcext:value-type="float">
            <text:p>63979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63988" calcext:value-type="float">
            <text:p>63988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64049" calcext:value-type="float">
            <text:p>64049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64011" calcext:value-type="float">
            <text:p>64011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63885" calcext:value-type="float">
            <text:p>63885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63890" calcext:value-type="float">
            <text:p>63890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63946" calcext:value-type="float">
            <text:p>63946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63924" calcext:value-type="float">
            <text:p>63924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63908" calcext:value-type="float">
            <text:p>63908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63922" calcext:value-type="float">
            <text:p>63922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63926" calcext:value-type="float">
            <text:p>63926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63923" calcext:value-type="float">
            <text:p>63923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63934" calcext:value-type="float">
            <text:p>63934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63936" calcext:value-type="float">
            <text:p>63936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63931" calcext:value-type="float">
            <text:p>63931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63931" calcext:value-type="float">
            <text:p>63931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63921" calcext:value-type="float">
            <text:p>6392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63914" calcext:value-type="float">
            <text:p>63914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63907" calcext:value-type="float">
            <text:p>63907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63902" calcext:value-type="float">
            <text:p>63902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63897" calcext:value-type="float">
            <text:p>63897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63892" calcext:value-type="float">
            <text:p>63892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63887" calcext:value-type="float">
            <text:p>63887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63884" calcext:value-type="float">
            <text:p>63884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63879" calcext:value-type="float">
            <text:p>63879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63881" calcext:value-type="float">
            <text:p>63881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63878" calcext:value-type="float">
            <text:p>63878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63876" calcext:value-type="float">
            <text:p>63876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63873" calcext:value-type="float">
            <text:p>63873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63874" calcext:value-type="float">
            <text:p>63874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63872" calcext:value-type="float">
            <text:p>63872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63856" calcext:value-type="float">
            <text:p>63856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63849" calcext:value-type="float">
            <text:p>63849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63850" calcext:value-type="float">
            <text:p>6385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63852" calcext:value-type="float">
            <text:p>63852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63853" calcext:value-type="float">
            <text:p>63853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63854" calcext:value-type="float">
            <text:p>63854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63858" calcext:value-type="float">
            <text:p>63858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63869" calcext:value-type="float">
            <text:p>63869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63868" calcext:value-type="float">
            <text:p>63868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63859" calcext:value-type="float">
            <text:p>63859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63867" calcext:value-type="float">
            <text:p>63867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63866" calcext:value-type="float">
            <text:p>63866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63865" calcext:value-type="float">
            <text:p>63865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63861" calcext:value-type="float">
            <text:p>63861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63860" calcext:value-type="float">
            <text:p>6386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33023" calcext:value-type="float">
            <text:p>3302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63862" calcext:value-type="float">
            <text:p>63862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49407" calcext:value-type="float">
            <text:p>49407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63864" calcext:value-type="float">
            <text:p>63864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16639" calcext:value-type="float">
            <text:p>16639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63863" calcext:value-type="float">
            <text:p>63863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49407" calcext:value-type="float">
            <text:p>49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1:38:48.816347955</dc:date>
    <meta:editing-duration>PT6M14S</meta:editing-duration>
    <meta:editing-cycles>1</meta:editing-cycles>
    <meta:document-statistic meta:table-count="1" meta:cell-count="163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0.382cm" svg:height="9cm" xlink:href=".." xlink:type="simple" chart:class="chart:scatter" chart:style-name="ch1">
        <chart:legend chart:legend-position="end" svg:x="67.53cm" svg:y="4.201cm" style:legend-expansion="high" chart:style-name="ch2"/>
        <chart:plot-area chart:style-name="ch3" table:cell-range-address="'Test_sineWave_8192(16bit)'.A1:'Test_sineWave_8192(16bit)'.B503" svg:x="1.407cm" svg:y="0.18cm" svg:width="64.716cm" svg:height="8.64cm">
          <chartooo:coordinate-region svg:x="2.584cm" svg:y="0.379cm" svg:width="63.2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_sineWave_8192(16bit)'.B1:'Test_sineWave_8192(16bit)'.B503" chart:class="chart:scatter">
            <chart:domain table:cell-range-address="'Test_sineWave_8192(16bit)'.A1:'Test_sineWave_8192(16bit)'.A503"/>
            <chart:data-point chart:repeated="5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st_sineWave_8192(16bit)'.A1:'Test_sineWave_8192(16bit)'.A503</svg:desc>
                </draw:g>
              </table:table-cell>
              <table:table-cell office:value-type="float" office:value="65535">
                <text:p>65535</text:p>
                <draw:g>
                  <svg:desc>'Test_sineWave_8192(16bit)'.B1:'Test_sineWave_8192(16bit)'.B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63861">
                <text:p>638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858">
                <text:p>63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3857">
                <text:p>638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63863">
                <text:p>638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63859">
                <text:p>63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63862">
                <text:p>638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63867">
                <text:p>638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3864">
                <text:p>638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63866">
                <text:p>638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49407">
                <text:p>494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023">
                <text:p>33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63868">
                <text:p>638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63870">
                <text:p>638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63865">
                <text:p>638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63863">
                <text:p>63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